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Mit </mtext>
            <msub>
              <mrow>
                <mo stretchy="false">[</mo>
                <mrow>
                  <mi>a</mi>
                  <mi>,</mi>
                  <msup>
                    <mi>a</mi>
                    <mo stretchy="false">†</mo>
                  </msup>
                </mrow>
                <mo stretchy="false">]</mo>
              </mrow>
              <mrow>
                <mrow>
                  <mo stretchy="false">−</mo>
                  <mi/>
                </mrow>
              </mrow>
            </msub>
            <mrow>
              <mi/>
              <mo stretchy="false">=</mo>
              <mi/>
            </mrow>
            <mn>1</mn>
            <mtext> folgt:</mtext>
          </mrow>
        </mtd>
      </mtr>
      <mtr>
        <mtd>
          <mrow>
            <msub>
              <mrow>
                <mo stretchy="false">[</mo>
                <mrow>
                  <mover accent="true">
                    <mi>n</mi>
                    <mo stretchy="false">̂</mo>
                  </mover>
                  <mi>,</mi>
                  <mi>a</mi>
                </mrow>
                <mo stretchy="false">]</mo>
              </mrow>
              <mrow>
                <mrow>
                  <mo stretchy="false">−</mo>
                  <mi/>
                </mrow>
              </mrow>
            </msub>
            <mrow>
              <mi/>
              <mo stretchy="false">=</mo>
              <mi/>
            </mrow>
            <msub>
              <mrow>
                <mo stretchy="false">[</mo>
                <mrow>
                  <msup>
                    <mi>a</mi>
                    <mo stretchy="false">†</mo>
                  </msup>
                  <mi>,</mi>
                  <mi>a</mi>
                </mrow>
                <mo stretchy="false">]</mo>
              </mrow>
              <mrow>
                <mrow>
                  <mo stretchy="false">−</mo>
                  <mi/>
                </mrow>
              </mrow>
            </msub>
            <mi>a</mi>
            <mrow>
              <mi/>
              <mo stretchy="false">+</mo>
              <mi/>
            </mrow>
            <msup>
              <mi>a</mi>
              <mo stretchy="false">†</mo>
            </msup>
            <msub>
              <mrow>
                <mo stretchy="false">[</mo>
                <mrow>
                  <mi>a</mi>
                  <mi>,</mi>
                  <mi>a</mi>
                </mrow>
                <mo stretchy="false">]</mo>
              </mrow>
              <mrow>
                <mrow>
                  <mo stretchy="false">−</mo>
                  <mi/>
                </mrow>
              </mrow>
            </msub>
            <mrow>
              <mi/>
              <mo stretchy="false">=</mo>
              <mrow>
                <mi/>
                <mo stretchy="false">−</mo>
                <mi>a</mi>
              </mrow>
            </mrow>
          </mrow>
        </mtd>
      </mtr>
      <mtr>
        <mtd>
          <mrow>
            <msub>
              <mrow>
                <mo stretchy="false">[</mo>
                <mrow>
                  <mover accent="true">
                    <mi>n</mi>
                    <mo stretchy="false">̂</mo>
                  </mover>
                  <mi>,</mi>
                  <msup>
                    <mi>a</mi>
                    <mo stretchy="false">†</mo>
                  </msup>
                </mrow>
                <mo stretchy="false">]</mo>
              </mrow>
              <mrow>
                <mrow>
                  <mo stretchy="false">−</mo>
                  <mi/>
                </mrow>
              </mrow>
            </msub>
            <mrow>
              <mi/>
              <mo stretchy="false">=</mo>
              <mi/>
            </mrow>
            <msub>
              <mrow>
                <mo stretchy="false">[</mo>
                <mrow>
                  <msup>
                    <mi>a</mi>
                    <mo stretchy="false">†</mo>
                  </msup>
                  <mi>,</mi>
                  <msup>
                    <mi>a</mi>
                    <mo stretchy="false">†</mo>
                  </msup>
                </mrow>
                <mo stretchy="false">]</mo>
              </mrow>
              <mrow>
                <mrow>
                  <mo stretchy="false">−</mo>
                  <mi/>
                </mrow>
              </mrow>
            </msub>
            <mi>a</mi>
            <mrow>
              <mi/>
              <mo stretchy="false">+</mo>
              <mi/>
            </mrow>
            <msup>
              <mi>a</mi>
              <mo stretchy="false">†</mo>
            </msup>
            <msub>
              <mrow>
                <mo stretchy="false">[</mo>
                <mrow>
                  <mi>a</mi>
                  <mi>,</mi>
                  <msup>
                    <mi>a</mi>
                    <mo stretchy="false">†</mo>
                  </msup>
                </mrow>
                <mo stretchy="false">]</mo>
              </mrow>
              <mrow>
                <mrow>
                  <mo stretchy="false">−</mo>
                  <mi/>
                </mrow>
              </mrow>
            </msub>
            <mrow>
              <mi/>
              <mo stretchy="false">=</mo>
              <mi/>
            </mrow>
            <msup>
              <mi>a</mi>
              <mo stretchy="false">†</mo>
            </msup>
          </mrow>
        </mtd>
      </mtr>
      <mtr>
        <mtd>
          <mrow/>
        </mtd>
      </mtr>
      <mtr>
        <mtd>
          <mrow>
            <mover accent="true">
              <mi>n</mi>
              <mo stretchy="false">̂</mo>
            </mover>
            <mrow>
              <mo stretchy="false">(</mo>
              <mrow>
                <mi>a</mi>
                <mi/>
                <mfenced open="∣" close="〉">
                  <mrow>
                    <mi>n</mi>
                  </mrow>
                </mfenced>
              </mrow>
              <mo stretchy="false">)</mo>
            </mrow>
            <mrow>
              <mi/>
              <mo stretchy="false">=</mo>
              <mi/>
            </mrow>
            <mrow>
              <mo stretchy="false">(</mo>
              <mrow>
                <msub>
                  <mrow>
                    <mo stretchy="false">[</mo>
                    <mrow>
                      <mover accent="true">
                        <mi>n</mi>
                        <mo stretchy="false">̂</mo>
                      </mover>
                      <mi>,</mi>
                      <mi>a</mi>
                    </mrow>
                    <mo stretchy="false">]</mo>
                  </mrow>
                  <mrow>
                    <mrow>
                      <mo stretchy="false">−</mo>
                      <mi/>
                    </mrow>
                  </mrow>
                </msub>
                <mrow>
                  <mi/>
                  <mo stretchy="false">+</mo>
                  <mi/>
                </mrow>
                <mi>a</mi>
                <mover accent="true">
                  <mi>n</mi>
                  <mo stretchy="false">̂</mo>
                </mover>
              </mrow>
              <mo stretchy="false">)</mo>
            </mrow>
            <mi/>
            <mfenced open="∣" close="〉">
              <mrow>
                <mi>n</mi>
              </mrow>
            </mfenced>
            <mrow>
              <mi/>
              <mo stretchy="false">=</mo>
              <mi/>
            </mrow>
            <mrow>
              <mo stretchy="false">(</mo>
              <mrow>
                <mrow>
                  <mo stretchy="false">−</mo>
                  <mi>a</mi>
                </mrow>
                <mrow>
                  <mi/>
                  <mo stretchy="false">+</mo>
                  <mi/>
                </mrow>
                <mi mathvariant="italic">na</mi>
              </mrow>
              <mo stretchy="false">)</mo>
            </mrow>
            <mi/>
            <mfenced open="∣" close="〉">
              <mrow>
                <mi>n</mi>
              </mrow>
            </mfenced>
            <mrow>
              <mi/>
              <mo stretchy="false">=</mo>
              <mi/>
            </mrow>
            <mrow>
              <mo stretchy="false">(</mo>
              <mrow>
                <mi>n</mi>
                <mrow>
                  <mi/>
                  <mo stretchy="false">−</mo>
                  <mi/>
                </mrow>
                <mn>1</mn>
              </mrow>
              <mo stretchy="false">)</mo>
            </mrow>
            <mi/>
            <mrow>
              <mo stretchy="false">(</mo>
              <mrow>
                <mi>a</mi>
                <mi/>
                <mfenced open="∣" close="〉">
                  <mrow>
                    <mi>n</mi>
                  </mrow>
                </mfenced>
              </mrow>
              <mo stretchy="false">)</mo>
            </mrow>
          </mrow>
        </mtd>
      </mtr>
      <mtr>
        <mtd>
          <mrow>
            <mover accent="true">
              <mi>n</mi>
              <mo stretchy="false">̂</mo>
            </mover>
            <mrow>
              <mo stretchy="false">(</mo>
              <mrow>
                <msup>
                  <mi>a</mi>
                  <mo stretchy="false">†</mo>
                </msup>
                <mi/>
                <mfenced open="∣" close="〉">
                  <mrow>
                    <mi>n</mi>
                  </mrow>
                </mfenced>
              </mrow>
              <mo stretchy="false">)</mo>
            </mrow>
            <mrow>
              <mi/>
              <mo stretchy="false">=</mo>
              <mi/>
            </mrow>
            <mrow>
              <mo stretchy="false">(</mo>
              <mrow>
                <msub>
                  <mrow>
                    <mo stretchy="false">[</mo>
                    <mrow>
                      <mover accent="true">
                        <mi>n</mi>
                        <mo stretchy="false">̂</mo>
                      </mover>
                      <mi>,</mi>
                      <msup>
                        <mi>a</mi>
                        <mo stretchy="false">†</mo>
                      </msup>
                    </mrow>
                    <mo stretchy="false">]</mo>
                  </mrow>
                  <mrow>
                    <mrow>
                      <mo stretchy="false">−</mo>
                      <mi/>
                    </mrow>
                  </mrow>
                </msub>
                <mrow>
                  <mi/>
                  <mo stretchy="false">+</mo>
                  <mi/>
                </mrow>
                <msup>
                  <mi>a</mi>
                  <mo stretchy="false">†</mo>
                </msup>
                <mover accent="true">
                  <mi>n</mi>
                  <mo stretchy="false">̂</mo>
                </mover>
              </mrow>
              <mo stretchy="false">)</mo>
            </mrow>
            <mi/>
            <mfenced open="∣" close="〉">
              <mrow>
                <mi>n</mi>
              </mrow>
            </mfenced>
            <mrow>
              <mi/>
              <mo stretchy="false">=</mo>
              <mi/>
            </mrow>
            <mrow>
              <mo stretchy="false">(</mo>
              <mrow>
                <msup>
                  <mi>a</mi>
                  <mo stretchy="false">†</mo>
                </msup>
                <mrow>
                  <mi/>
                  <mo stretchy="false">+</mo>
                  <mi/>
                </mrow>
                <msup>
                  <mi mathvariant="italic">na</mi>
                  <mo stretchy="false">†</mo>
                </msup>
              </mrow>
              <mo stretchy="false">)</mo>
            </mrow>
            <mi/>
            <mfenced open="∣" close="〉">
              <mrow>
                <mi>n</mi>
              </mrow>
            </mfenced>
            <mrow>
              <mi/>
              <mo stretchy="false">=</mo>
              <mi/>
            </mrow>
            <mrow>
              <mo stretchy="false">(</mo>
              <mrow>
                <mi>n</mi>
                <mrow>
                  <mi/>
                  <mo stretchy="false">+</mo>
                  <mi/>
                </mrow>
                <mn>1</mn>
              </mrow>
              <mo stretchy="false">)</mo>
            </mrow>
            <mi/>
            <mrow>
              <mo stretchy="false">(</mo>
              <mrow>
                <msup>
                  <mi>a</mi>
                  <mo stretchy="false">†</mo>
                </msup>
                <mi/>
                <mfenced open="∣" close="〉">
                  <mrow>
                    <mi>n</mi>
                  </mrow>
                </mfenced>
              </mrow>
              <mo stretchy="false">)</mo>
            </mrow>
          </mrow>
        </mtd>
      </mtr>
    </mtable>
    <annotation encoding="StarMath 5.0">alignc "Mit " [a , a^%Ux2020]_{-`} `=` 1 " folgt:" 

newline alignl 
[hat n , a]_{-`} ``` `=` [a^%Ux2020 , a]_{-`} a `` `+` a^%Ux2020 [a , a]_{-`} ``` `=` -a

newline alignl 
[hat n , a^%Ux2020]_{-`} `=` [a^%Ux2020 , a^%Ux2020]_{-`} a `+` a^%Ux2020 [a , a^%Ux2020]_{-`} `=` a^%Ux2020

newline newline
hat n ( a ` left lline n right rangle ) `=` 
([hat n , a]_{-`} `+` a hat n ) ` left lline n right rangle `=` 
(-a `+` na ) ` left lline n right rangle `=` 
(n `-` 1) ` ( a ` left lline n right rangle )

newline
hat n ( a^%Ux2020 ` left lline n right rangle ) `=` 
([hat n , a^%Ux2020]_{-`} `+` a^%Ux2020 hat n ) ` left lline n right rangle `=` 
(a^%Ux2020 `+` na^%Ux2020 ) ` left lline n right rangle `=` 
(n `+` 1) ` ( a^%Ux2020 ` left lline n right rangle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4:41:26.405000000</meta:creation-date>
    <meta:generator>LibreOffice/4.1.4.2$Windows_x86 LibreOffice_project/0a0440ccc0227ad9829de5f46be37cfb6edcf72</meta:generator>
  </office:meta>
</office:document-meta>
</file>